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89.8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31.1pt"/>
    </style:style>
    <style:style style:name="co5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transparent" fo:border-left="none" fo:border-right="none" fo:border-top="0.06pt solid #000000"/>
    </style:style>
  </office:automatic-styles>
  <office:body>
    <office:spreadsheet>
      <table:calculation-settings table:automatic-find-labels="false"/>
      <table:table table:name="gc_AS.171.102.01.FA16_svdownload_2016-09-23-12-07-2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Problem 1</text:p>
          </table:table-cell>
          <table:table-cell office:value-type="string" calcext:value-type="string">
            <text:p>Problem 2</text:p>
          </table:table-cell>
          <table:table-cell office:value-type="string" calcext:value-type="string">
            <text:p>Problem 3</text:p>
          </table:table-cell>
          <table:table-cell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AMPLE</text:p>
          </table:table-cell>
          <table:table-cell office:value-type="string" calcext:value-type="string">
            <text:p>EMILY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SUM([.D2:.F2])" office:value-type="float" office:value="94" calcext:value-type="float">
            <text:p>94</text:p>
          </table:table-cell>
          <table:table-cell table:style-name="ce2" office:value-type="string" calcext:value-type="string">
            <text:p>this column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SUM([.D3:.F3])" office:value-type="float" office:value="61" calcext:value-type="float">
            <text:p>61</text:p>
          </table:table-cell>
          <table:table-cell table:style-name="ce3" office:value-type="string" calcext:value-type="string">
            <text:p>and rightwar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SUM([.D4:.F4])" office:value-type="float" office:value="66" calcext:value-type="float">
            <text:p>66</text:p>
          </table:table-cell>
          <table:table-cell table:style-name="ce3" office:value-type="string" calcext:value-type="string">
            <text:p>not rea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SUM([.D5:.F5])" office:value-type="float" office:value="108" calcext:value-type="float">
            <text:p>108</text:p>
          </table:table-cell>
          <table:table-cell table:style-name="ce5"/>
          <table:table-cell table:number-columns-repeated="101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formula="of:=SUM([.D6:.F6])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SUM([.D7:.F7])"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SUM([.D8:.F8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D9:.F9])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formula="of:=SUM([.D10:.F10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SUM([.D11:.F11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formula="of:=SUM([.D12:.F12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SUM([.D13:.F13])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formula="of:=SUM([.D14:.F14])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SUM([.D15:.F1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formula="of:=SUM([.D16:.F16])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[.D17:.F17])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formula="of:=SUM([.D18:.F18])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SUM([.D19: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SUM([.D20:.F20])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formula="of:=SUM([.D21:.F21])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SUM([.D22:.F22])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[.D23:.F23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formula="of:=SUM([.D24:.F24])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D25:.F25])" office:value-type="float" office:value="0" calcext:value-type="float">
            <text:p>0</text:p>
          </table:table-cell>
          <table:table-cell table:style-name="ce2" office:value-type="string" calcext:value-type="string">
            <text:p>← lines with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D26:.F26])" office:value-type="float" office:value="33" calcext:value-type="float">
            <text:p>33</text:p>
          </table:table-cell>
          <table:table-cell table:style-name="ce3" office:value-type="string" calcext:value-type="string">
            <text:p>blank score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SUM([.D27:.F27])" office:value-type="float" office:value="42" calcext:value-type="float">
            <text:p>42</text:p>
          </table:table-cell>
          <table:table-cell table:style-name="ce4" office:value-type="string" calcext:value-type="string">
            <text:p>ignore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formula="of:=SUM([.D28:.F28])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D29:.F29])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SUM([.D30:.F30])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SUM([.D31:.F31])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SUM([.D32:.F3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D33:.F33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SUM([.D34:.F34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SUM([.D35:.F35])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SUM([.D36:.F36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SUM([.D37:.F37])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SUM([.D38:.F38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SUM([.D39:.F39])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formula="of:=SUM([.D40:.F40])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formula="of:=SUM([.D41:.F41])" office:value-type="float" office:value="97" calcext:value-type="float">
            <text:p>97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D42:.F4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SUM([.D43:.F43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formula="of:=SUM([.D44:.F44])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SUM([.D45:.F45])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D46:.F46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D47:.F47])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D48:.F4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SUM([.D49:.F49])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SUM([.D50:.F50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D51:.F51])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SUM([.D52:.F52])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D53:.F5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SUM([.D54:.F54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table:formula="of:=SUM([.D55:.F55])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SUM([.D56:.F56])"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SUM([.D57:.F57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formula="of:=SUM([.D58:.F58])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SUM([.D59:.F59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SUM([.D60:.F60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formula="of:=SUM([.D61:.F61])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SUM([.D62:.F62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formula="of:=SUM([.D63:.F6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formula="of:=SUM([.D64:.F64])" office:value-type="float" office:value="99" calcext:value-type="float">
            <text:p>9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SUM([.D65:.F65])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SUM([.D66:.F66])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formula="of:=SUM([.D67:.F67])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SUM([.D68:.F68])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D69:.F6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table:formula="of:=SUM([.D70:.F7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table:formula="of:=SUM([.D71:.F71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formula="of:=SUM([.D72:.F7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D73:.F73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SUM([.D74:.F74])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SUM([.D75:.F75])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D76:.F76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D77:.F7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[.D78:.F78])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formula="of:=SUM([.D79:.F79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SUM([.D80:.F80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D81:.F81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formula="of:=SUM([.D82:.F82])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SUM([.D83:.F83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formula="of:=SUM([.D84:.F84])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SUM([.D85:.F8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SUM([.D86:.F86])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SUM([.D87:.F87])"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SUM([.D88:.F88])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SUM([.D89:.F89])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SUM([.D90:.F90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formula="of:=SUM([.D91:.F91])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SUM([.D92:.F92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SUM([.D93:.F93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SUM([.D94:.F94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formula="of:=SUM([.D95:.F95])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SUM([.D96:.F96])"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SUM([.D97:.F97])"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SUM([.D98:.F98])" office:value-type="float" office:value="86" calcext:value-type="float">
            <text:p>8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table:formula="of:=SUM([.D99:.F99])" office:value-type="float" office:value="62" calcext:value-type="float">
            <text:p>6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formula="of:=SUM([.D100:.F100])" office:value-type="float" office:value="93" calcext:value-type="float">
            <text:p>93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D101:.F10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SUM([.D102:.F102])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SUM([.D103:.F10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SUM([.D104:.F104])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D105:.F10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[.D106:.F106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SUM([.D107:.F107])"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SUM([.D108:.F108])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SUM([.D109:.F109])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formula="of:=SUM([.D110:.F110])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SUM([.D111:.F111])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formula="of:=SUM([.D112:.F112])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SUM([.D113:.F113])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SUM([.D114:.F114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formula="of:=SUM([.D115:.F115])"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his and below not read</text:p>
          </table:table-cell>
          <table:table-cell/>
          <table:table-cell table:formula="of:=COUNTIF([.C2:.C115];4)" office:value-type="float" office:value="17" calcext:value-type="float">
            <text:p>17</text:p>
          </table:table-cell>
          <table:table-cell table:formula="of:=AVERAGE([.D2:.D115])" office:value-type="float" office:value="23.4716981132075" calcext:value-type="float">
            <text:p>23.4716981132</text:p>
          </table:table-cell>
          <table:table-cell table:formula="of:=AVERAGE([.E2:.E115])" office:value-type="float" office:value="21.8867924528302" calcext:value-type="float">
            <text:p>21.8867924528</text:p>
          </table:table-cell>
          <table:table-cell table:formula="of:=AVERAGE([.F2:.F115])" office:value-type="float" office:value="24.5188679245283" calcext:value-type="float">
            <text:p>24.5188679245</text:p>
          </table:table-cell>
          <table:table-cell table:formula="of:=SUM([.D116:.F116])" office:value-type="float" office:value="69.877358490566" calcext:value-type="float">
            <text:p>69.8773584906</text:p>
          </table:table-cell>
          <table:table-cell table:style-name="ce2" office:value-type="string" calcext:value-type="string">
            <text:p>← running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^ count per</text:p>
          </table:table-cell>
          <table:table-cell table:number-columns-repeated="4"/>
          <table:table-cell table:style-name="ce3" office:value-type="string" calcext:value-type="string">
            <text:p>statistics for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section to</text:p>
          </table:table-cell>
          <table:table-cell table:number-columns-repeated="4"/>
          <table:table-cell table:style-name="ce4" office:value-type="string" calcext:value-type="string">
            <text:p>curiosity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make sur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 calcext:value-type="string">
            <text:p>all entered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3:16:21.4508170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7T13:22:14.171541983</dc:date>
    <meta:editing-duration>PT1H41M24S</meta:editing-duration>
    <meta:editing-cycles>45</meta:editing-cycles>
    <meta:generator>LibreOffice/5.1.4.2$Linux_X86_64 LibreOffice_project/10m0$Build-2</meta:generator>
    <meta:document-statistic meta:table-count="1" meta:cell-count="566" meta:object-count="0"/>
  </office:meta>
</office:document-meta>
</file>